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3mm"/>
    </style:style>
    <style:style style:name="co2" style:family="table-column">
      <style:table-column-properties fo:break-before="auto" style:column-width="191.61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6.37mm"/>
    </style:style>
    <style:style style:name="co6" style:family="table-column">
      <style:table-column-properties fo:break-before="auto" style:column-width="245.09mm"/>
    </style:style>
    <style:style style:name="co7" style:family="table-column">
      <style:table-column-properties fo:break-before="auto" style:column-width="224.54mm"/>
    </style:style>
    <style:style style:name="co8" style:family="table-column">
      <style:table-column-properties fo:break-before="auto" style:column-width="180.48mm"/>
    </style:style>
    <style:style style:name="co9" style:family="table-column">
      <style:table-column-properties fo:break-before="auto" style:column-width="5.94mm"/>
    </style:style>
    <style:style style:name="co10" style:family="table-column">
      <style:table-column-properties fo:break-before="auto" style:column-width="133.44mm"/>
    </style:style>
    <style:style style:name="co11" style:family="table-column">
      <style:table-column-properties fo:break-before="auto" style:column-width="44.56mm"/>
    </style:style>
    <style:style style:name="co12" style:family="table-column">
      <style:table-column-properties fo:break-before="auto" style:column-width="70.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59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6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8.13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4.83mm" fo:break-before="auto" style:use-optimal-row-height="true"/>
    </style:style>
    <style:style style:name="ro7" style:family="table-row">
      <style:table-row-properties style:row-height="10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bf00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bf00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Arial1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1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Arial1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Всег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Промышленность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Электроэнергетика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Топливная промышленность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е:</text:p>
          </table:table-cell>
          <table:table-cell table:style-name="ce2"/>
        </table:table-row>
        <table:table-row table:style-name="ro1">
          <table:table-cell office:value-type="string" calcext:value-type="string">
            <text:p>5.</text:p>
          </table:table-cell>
          <table:table-cell table:style-name="ce3" office:value-type="string" calcext:value-type="string">
            <text:p>Нефтедобывающая промышленность</text:p>
          </table:table-cell>
          <table:table-cell office:value-type="float" office:value="11210" calcext:value-type="float">
            <text:p>11210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table:style-name="ce3" office:value-type="string" calcext:value-type="string">
            <text:p>Нефтеперерабатывающая промышленность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table:style-name="ce3" office:value-type="string" calcext:value-type="string">
            <text:p>Газовая промышленность</text:p>
          </table:table-cell>
          <table:table-cell office:value-type="float" office:value="11230" calcext:value-type="float">
            <text:p>11230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table:style-name="ce3" office:value-type="string" calcext:value-type="string">
            <text:p>Угольная промышленность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Черная металлургия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Цветная металлургия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2">
          <table:table-cell office:value-type="string" calcext:value-type="string">
            <text:p>11.</text:p>
          </table:table-cell>
          <table:table-cell office:value-type="string" calcext:value-type="string">
            <text:p>Химическая и нефтехимическая промышленность (без химико - фармацевтической промышленности)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2">
          <table:table-cell office:value-type="string" calcext:value-type="string">
            <text:p>12.</text:p>
          </table:table-cell>
          <table:table-cell office:value-type="string" calcext:value-type="string">
            <text:p>Машиностроение и металлообработка (без промышленности медицинской техники)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2">
          <table:table-cell office:value-type="string" calcext:value-type="string">
            <text:p>13.</text:p>
          </table:table-cell>
          <table:table-cell office:value-type="string" calcext:value-type="string">
            <text:p>Лесная, деревообрабатывающая и целлюлозно - бумажная промышленность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Промышленность строительных материалов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3">
          <table:table-cell office:value-type="string" calcext:value-type="string">
            <text:p>15.</text:p>
          </table:table-cell>
          <table:table-cell office:value-type="string" calcext:value-type="string">
            <text:p>Стекольная и фарфоро - фаянсовая промышленность (без предприятий по производству медицинских изделий из стекла и фарфора)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Легкая промышленность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Пищевая промышленность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18.</text:p>
          </table:table-cell>
          <table:table-cell office:value-type="string" calcext:value-type="string">
            <text:p>Микробиологическая промышленность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Мукомольно - крупяная и комбикормовая промышленность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20.</text:p>
          </table:table-cell>
          <table:table-cell office:value-type="string" calcext:value-type="string">
            <text:p>Медицинская промышленность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Полиграфическая промышленность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22.</text:p>
          </table:table-cell>
          <table:table-cell office:value-type="string" calcext:value-type="string">
            <text:p>Другие промышленные производства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office:value-type="string" calcext:value-type="string">
            <text:p>23.</text:p>
          </table:table-cell>
          <table:table-cell office:value-type="string" calcext:value-type="string">
            <text:p>Сельское хозяйство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го:</text:p>
          </table:table-cell>
          <table:table-cell table:style-name="ce2"/>
        </table:table-row>
        <table:table-row table:style-name="ro1">
          <table:table-cell office:value-type="string" calcext:value-type="string">
            <text:p>24.</text:p>
          </table:table-cell>
          <table:table-cell table:style-name="ce3" office:value-type="string" calcext:value-type="string">
            <text:p>Сельскохозяйственное производство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25.</text:p>
          </table:table-cell>
          <table:table-cell office:value-type="string" calcext:value-type="string">
            <text:p>Лесное хозяйство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26.</text:p>
          </table:table-cell>
          <table:table-cell office:value-type="string" calcext:value-type="string">
            <text:p>Транспорт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го:</text:p>
          </table:table-cell>
          <table:table-cell table:style-name="ce2"/>
        </table:table-row>
        <table:table-row table:style-name="ro1">
          <table:table-cell office:value-type="string" calcext:value-type="string">
            <text:p>27.</text:p>
          </table:table-cell>
          <table:table-cell table:style-name="ce3" office:value-type="string" calcext:value-type="string">
            <text:p>Железнодорожный транспорт</text:p>
          </table:table-cell>
          <table:table-cell office:value-type="float" office:value="51110" calcext:value-type="float">
            <text:p>51110</text:p>
          </table:table-cell>
        </table:table-row>
        <table:table-row table:style-name="ro1">
          <table:table-cell office:value-type="string" calcext:value-type="string">
            <text:p>28.</text:p>
          </table:table-cell>
          <table:table-cell table:style-name="ce3" office:value-type="string" calcext:value-type="string">
            <text:p>Трамвайный транспорт</text:p>
          </table:table-cell>
          <table:table-cell office:value-type="float" office:value="51112" calcext:value-type="float">
            <text:p>51112</text:p>
          </table:table-cell>
        </table:table-row>
        <table:table-row table:style-name="ro1">
          <table:table-cell office:value-type="string" calcext:value-type="string">
            <text:p>29.</text:p>
          </table:table-cell>
          <table:table-cell table:style-name="ce3" office:value-type="string" calcext:value-type="string">
            <text:p>Автомобильное хозяйство</text:p>
          </table:table-cell>
          <table:table-cell office:value-type="float" office:value="51121" calcext:value-type="float">
            <text:p>51121</text:p>
          </table:table-cell>
        </table:table-row>
        <table:table-row table:style-name="ro1">
          <table:table-cell office:value-type="string" calcext:value-type="string">
            <text:p>30.</text:p>
          </table:table-cell>
          <table:table-cell table:style-name="ce3" office:value-type="string" calcext:value-type="string">
            <text:p>Троллейбусный транспорт</text:p>
          </table:table-cell>
          <table:table-cell office:value-type="float" office:value="51122" calcext:value-type="float">
            <text:p>51122</text:p>
          </table:table-cell>
        </table:table-row>
        <table:table-row table:style-name="ro1">
          <table:table-cell office:value-type="string" calcext:value-type="string">
            <text:p>31.</text:p>
          </table:table-cell>
          <table:table-cell table:style-name="ce3" office:value-type="string" calcext:value-type="string">
            <text:p>Магистральный трубопроводной транспорт</text:p>
          </table:table-cell>
          <table:table-cell office:value-type="float" office:value="51130" calcext:value-type="float">
            <text:p>51130</text:p>
          </table:table-cell>
        </table:table-row>
        <table:table-row table:style-name="ro1">
          <table:table-cell office:value-type="string" calcext:value-type="string">
            <text:p>32.</text:p>
          </table:table-cell>
          <table:table-cell table:style-name="ce3" office:value-type="string" calcext:value-type="string">
            <text:p>Морской транспорт</text:p>
          </table:table-cell>
          <table:table-cell office:value-type="float" office:value="51210" calcext:value-type="float">
            <text:p>51210</text:p>
          </table:table-cell>
        </table:table-row>
        <table:table-row table:style-name="ro1">
          <table:table-cell office:value-type="string" calcext:value-type="string">
            <text:p>33.</text:p>
          </table:table-cell>
          <table:table-cell table:style-name="ce3" office:value-type="string" calcext:value-type="string">
            <text:p>Внутренний водный транспорт</text:p>
          </table:table-cell>
          <table:table-cell office:value-type="float" office:value="51220" calcext:value-type="float">
            <text:p>51220</text:p>
          </table:table-cell>
        </table:table-row>
        <table:table-row table:style-name="ro1">
          <table:table-cell office:value-type="string" calcext:value-type="string">
            <text:p>34.</text:p>
          </table:table-cell>
          <table:table-cell table:style-name="ce3" office:value-type="string" calcext:value-type="string">
            <text:p>Авиационный транспорт</text:p>
          </table:table-cell>
          <table:table-cell office:value-type="float" office:value="51300" calcext:value-type="float">
            <text:p>51300</text:p>
          </table:table-cell>
        </table:table-row>
        <table:table-row table:style-name="ro1">
          <table:table-cell office:value-type="string" calcext:value-type="string">
            <text:p>35.</text:p>
          </table:table-cell>
          <table:table-cell office:value-type="string" calcext:value-type="string">
            <text:p>Связь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е:</text:p>
          </table:table-cell>
          <table:table-cell table:style-name="ce2"/>
        </table:table-row>
        <table:table-row table:style-name="ro1">
          <table:table-cell office:value-type="string" calcext:value-type="string">
            <text:p>36.</text:p>
          </table:table-cell>
          <table:table-cell table:style-name="ce3" office:value-type="string" calcext:value-type="string">
            <text:p>Почтовая связь</text:p>
          </table:table-cell>
          <table:table-cell office:value-type="float" office:value="52100" calcext:value-type="float">
            <text:p>52100</text:p>
          </table:table-cell>
        </table:table-row>
        <table:table-row table:style-name="ro1">
          <table:table-cell office:value-type="string" calcext:value-type="string">
            <text:p>37.</text:p>
          </table:table-cell>
          <table:table-cell table:style-name="ce3" office:value-type="string" calcext:value-type="string">
            <text:p>Электро- и радиосвязь</text:p>
          </table:table-cell>
          <table:table-cell office:value-type="float" office:value="52300" calcext:value-type="float">
            <text:p>52300</text:p>
          </table:table-cell>
        </table:table-row>
        <table:table-row table:style-name="ro1">
          <table:table-cell office:value-type="string" calcext:value-type="string">
            <text:p>38.</text:p>
          </table:table-cell>
          <table:table-cell office:value-type="string" calcext:value-type="string">
            <text:p>Строительство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го:</text:p>
          </table:table-cell>
          <table:table-cell table:style-name="ce2"/>
        </table:table-row>
        <table:table-row table:style-name="ro3">
          <table:table-cell office:value-type="string" calcext:value-type="string">
            <text:p>39.</text:p>
          </table:table-cell>
          <table:table-cell table:style-name="ce3" office:value-type="string" calcext:value-type="string">
            <text:p>Общестроительные и специализированные организации, осуществляющие строительные, монтажные и другие работы подрядным и хозяйственным способом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2">
          <table:table-cell office:value-type="string" calcext:value-type="string">
            <text:p>40.</text:p>
          </table:table-cell>
          <table:table-cell table:style-name="ce3" office:value-type="string" calcext:value-type="string">
            <text:p>Организации, осуществляющие капитальный ремонт зданий и сооружений производственного назначения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3">
          <table:table-cell office:value-type="string" calcext:value-type="string">
            <text:p>41.</text:p>
          </table:table-cell>
          <table:table-cell table:style-name="ce3" office:value-type="string" calcext:value-type="string">
            <text:p>Организации, осуществляющие ремонт зданий и сооружений непроизводственного назначения, ремонт и строительство жилищ (квартир) по заказам населения</text:p>
          </table:table-cell>
          <table:table-cell office:value-type="float" office:value="63000" calcext:value-type="float">
            <text:p>63000</text:p>
          </table:table-cell>
        </table:table-row>
        <table:table-row table:style-name="ro1">
          <table:table-cell office:value-type="string" calcext:value-type="string">
            <text:p>42.</text:p>
          </table:table-cell>
          <table:table-cell table:style-name="ce3" office:value-type="string" calcext:value-type="string">
            <text:p>Организации, осуществляющие эксплуатационное бурение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2">
          <table:table-cell office:value-type="string" calcext:value-type="string">
            <text:p>43.</text:p>
          </table:table-cell>
          <table:table-cell table:style-name="ce3" office:value-type="string" calcext:value-type="string">
            <text:p>Проектные, проектно - изыскательские и изыскательские организации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office:value-type="string" calcext:value-type="string">
            <text:p>44.</text:p>
          </table:table-cell>
          <table:table-cell office:value-type="string" calcext:value-type="string">
            <text:p>Торговля и общественное питание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е:</text:p>
          </table:table-cell>
          <table:table-cell table:style-name="ce2"/>
        </table:table-row>
        <table:table-row table:style-name="ro1">
          <table:table-cell office:value-type="string" calcext:value-type="string">
            <text:p>45.</text:p>
          </table:table-cell>
          <table:table-cell table:style-name="ce3" office:value-type="string" calcext:value-type="string">
            <text:p>Внешняя торговля</text:p>
          </table:table-cell>
          <table:table-cell office:value-type="float" office:value="72000" calcext:value-type="float">
            <text:p>72000</text:p>
          </table:table-cell>
        </table:table-row>
        <table:table-row table:style-name="ro1">
          <table:table-cell office:value-type="string" calcext:value-type="string">
            <text:p>46.</text:p>
          </table:table-cell>
          <table:table-cell table:style-name="ce3" office:value-type="string" calcext:value-type="string">
            <text:p>Оптовая торговля</text:p>
          </table:table-cell>
          <table:table-cell office:value-type="float" office:value="71100" calcext:value-type="float">
            <text:p>71100</text:p>
          </table:table-cell>
        </table:table-row>
        <table:table-row table:style-name="ro1">
          <table:table-cell office:value-type="string" calcext:value-type="string">
            <text:p>47.</text:p>
          </table:table-cell>
          <table:table-cell table:style-name="ce3" office:value-type="string" calcext:value-type="string">
            <text:p>Розничная торговля</text:p>
          </table:table-cell>
          <table:table-cell office:value-type="float" office:value="71200" calcext:value-type="float">
            <text:p>71200</text:p>
          </table:table-cell>
        </table:table-row>
        <table:table-row table:style-name="ro1">
          <table:table-cell office:value-type="string" calcext:value-type="string">
            <text:p>48.</text:p>
          </table:table-cell>
          <table:table-cell table:style-name="ce3" office:value-type="string" calcext:value-type="string">
            <text:p>Общественное питание</text:p>
          </table:table-cell>
          <table:table-cell office:value-type="float" office:value="71300" calcext:value-type="float">
            <text:p>71300</text:p>
          </table:table-cell>
        </table:table-row>
        <table:table-row table:style-name="ro1">
          <table:table-cell office:value-type="string" calcext:value-type="string">
            <text:p>49.</text:p>
          </table:table-cell>
          <table:table-cell office:value-type="string" calcext:value-type="string">
            <text:p>Материально - техническое снабжение и сбыт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50.</text:p>
          </table:table-cell>
          <table:table-cell office:value-type="string" calcext:value-type="string">
            <text:p>Заготовки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51.</text:p>
          </table:table-cell>
          <table:table-cell office:value-type="string" calcext:value-type="string">
            <text:p>Информационно - вычислительное обслуживание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office:value-type="string" calcext:value-type="string">
            <text:p>52.</text:p>
          </table:table-cell>
          <table:table-cell office:value-type="string" calcext:value-type="string">
            <text:p>Операции с недвижимым имуществом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2">
          <table:table-cell office:value-type="string" calcext:value-type="string">
            <text:p>53.</text:p>
          </table:table-cell>
          <table:table-cell office:value-type="string" calcext:value-type="string">
            <text:p>Общая коммерческая деятельность по обеспечению функционирования рынка</text:p>
          </table:table-cell>
          <table:table-cell office:value-type="float" office:value="84000" calcext:value-type="float">
            <text:p>84000</text:p>
          </table:table-cell>
        </table:table-row>
        <table:table-row table:style-name="ro2">
          <table:table-cell office:value-type="string" calcext:value-type="string">
            <text:p>54.</text:p>
          </table:table-cell>
          <table:table-cell office:value-type="string" calcext:value-type="string">
            <text:p>Геология и разведка недр, геодезическая и гидрометеорологическая службы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4">
          <table:table-cell office:value-type="string" calcext:value-type="string">
            <text:p>55.</text:p>
          </table:table-cell>
          <table:table-cell office:value-type="string" calcext:value-type="string">
            <text:p>Прочие виды деятельности сферы материального производства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string" calcext:value-type="string">
            <text:p>56.</text:p>
          </table:table-cell>
          <table:table-cell office:value-type="string" calcext:value-type="string">
            <text:p>Жилищно - коммунальное хозяйство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table:style-name="ce2"/>
          <table:table-cell office:value-type="string" calcext:value-type="string">
            <text:p>в том числе:</text:p>
          </table:table-cell>
          <table:table-cell table:style-name="ce2"/>
        </table:table-row>
        <table:table-row table:style-name="ro1">
          <table:table-cell office:value-type="string" calcext:value-type="string">
            <text:p>57.</text:p>
          </table:table-cell>
          <table:table-cell table:style-name="ce3" office:value-type="string" calcext:value-type="string">
            <text:p>Жилищное хозяйство</text:p>
          </table:table-cell>
          <table:table-cell office:value-type="float" office:value="90100" calcext:value-type="float">
            <text:p>90100</text:p>
          </table:table-cell>
        </table:table-row>
        <table:table-row table:style-name="ro1">
          <table:table-cell office:value-type="string" calcext:value-type="string">
            <text:p>58.</text:p>
          </table:table-cell>
          <table:table-cell table:style-name="ce3" office:value-type="string" calcext:value-type="string">
            <text:p>Коммунальное хозяйство</text:p>
          </table:table-cell>
          <table:table-cell office:value-type="float" office:value="90200" calcext:value-type="float">
            <text:p>90200</text:p>
          </table:table-cell>
        </table:table-row>
        <table:table-row table:style-name="ro4">
          <table:table-cell office:value-type="string" calcext:value-type="string">
            <text:p>59.</text:p>
          </table:table-cell>
          <table:table-cell table:style-name="ce3" office:value-type="string" calcext:value-type="string">
            <text:p>Непроизводственные виды бытового обслуживания населения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2">
          <table:table-cell office:value-type="string" calcext:value-type="string">
            <text:p>60.</text:p>
          </table:table-cell>
          <table:table-cell office:value-type="string" calcext:value-type="string">
            <text:p>Здравоохранение, физическая культура и социальное обеспечение</text:p>
          </table:table-cell>
          <table:table-cell office:value-type="float" office:value="91000" calcext:value-type="float">
            <text:p>91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го:</text:p>
          </table:table-cell>
          <table:table-cell table:style-name="ce2"/>
        </table:table-row>
        <table:table-row table:style-name="ro1">
          <table:table-cell office:value-type="string" calcext:value-type="string">
            <text:p>61.</text:p>
          </table:table-cell>
          <table:table-cell table:style-name="ce3" office:value-type="string" calcext:value-type="string">
            <text:p>Туризм</text:p>
          </table:table-cell>
          <table:table-cell office:value-type="float" office:value="91620" calcext:value-type="float">
            <text:p>91620</text:p>
          </table:table-cell>
        </table:table-row>
        <table:table-row table:style-name="ro1">
          <table:table-cell office:value-type="string" calcext:value-type="string">
            <text:p>62.</text:p>
          </table:table-cell>
          <table:table-cell office:value-type="string" calcext:value-type="string">
            <text:p>Народное образование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Культура и искусство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1">
          <table:table-cell office:value-type="string" calcext:value-type="string">
            <text:p>64.</text:p>
          </table:table-cell>
          <table:table-cell office:value-type="string" calcext:value-type="string">
            <text:p>Наука и научное обслуживание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65.</text:p>
          </table:table-cell>
          <table:table-cell office:value-type="string" calcext:value-type="string">
            <text:p>Финансы, кредит, страхование, пенсионное обеспечение</text:p>
          </table:table-cell>
          <table:table-cell office:value-type="float" office:value="96000" calcext:value-type="float">
            <text:p>96000</text:p>
          </table:table-cell>
        </table:table-row>
        <table:table-row table:style-name="ro1">
          <table:table-cell office:value-type="string" calcext:value-type="string">
            <text:p>66.</text:p>
          </table:table-cell>
          <table:table-cell office:value-type="string" calcext:value-type="string">
            <text:p>Управление</text:p>
          </table:table-cell>
          <table:table-cell office:value-type="float" office:value="97000" calcext:value-type="float">
            <text:p>97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го:</text:p>
          </table:table-cell>
          <table:table-cell table:style-name="ce2"/>
        </table:table-row>
        <table:table-row table:style-name="ro1">
          <table:table-cell office:value-type="string" calcext:value-type="string">
            <text:p>67.</text:p>
          </table:table-cell>
          <table:table-cell table:style-name="ce3" office:value-type="string" calcext:value-type="string">
            <text:p>Государственное управление и местное самоуправление</text:p>
          </table:table-cell>
          <table:table-cell office:value-type="float" office:value="97005" calcext:value-type="float">
            <text:p>97005</text:p>
          </table:table-cell>
        </table:table-row>
        <table:table-row table:style-name="ro1">
          <table:table-cell office:value-type="string" calcext:value-type="string">
            <text:p>68.</text:p>
          </table:table-cell>
          <table:table-cell office:value-type="string" calcext:value-type="string">
            <text:p>Общественные объединения</text:p>
          </table:table-cell>
          <table:table-cell office:value-type="float" office:value="98000" calcext:value-type="float">
            <text:p>98000</text:p>
          </table:table-cell>
        </table:table-row>
      </table:table>
      <table:table table:name="Лист2" table:style-name="ta1">
        <table:table-column table:style-name="co1" table:default-cell-style-name="ce1"/>
        <table:table-column table:style-name="co5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Промышленность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Электроэнергетика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Топливная промышленность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Черная металлургия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Цветная металлургия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4">
          <table:table-cell office:value-type="string" calcext:value-type="string">
            <text:p>11.</text:p>
          </table:table-cell>
          <table:table-cell office:value-type="string" calcext:value-type="string">
            <text:p>Химическая и нефтехимическая промышленность (без химико - фармацевтической промышленности)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Машиностроение и металлообработка (без промышленности медицинской техники)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Лесная, деревообрабатывающая и целлюлозно - бумажная промышленность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Промышленность строительных материалов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2">
          <table:table-cell office:value-type="string" calcext:value-type="string">
            <text:p>15.</text:p>
          </table:table-cell>
          <table:table-cell office:value-type="string" calcext:value-type="string">
            <text:p>Стекольная и фарфоро - фаянсовая промышленность (без предприятий по производству медицинских изделий из стекла и фарфора)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Легкая промышленность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Пищевая промышленность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18.</text:p>
          </table:table-cell>
          <table:table-cell office:value-type="string" calcext:value-type="string">
            <text:p>Микробиологическая промышленность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Мукомольно - крупяная и комбикормовая промышленность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20.</text:p>
          </table:table-cell>
          <table:table-cell office:value-type="string" calcext:value-type="string">
            <text:p>Медицинская промышленность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Полиграфическая промышленность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22.</text:p>
          </table:table-cell>
          <table:table-cell office:value-type="string" calcext:value-type="string">
            <text:p>Другие промышленные производства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office:value-type="string" calcext:value-type="string">
            <text:p>23.</text:p>
          </table:table-cell>
          <table:table-cell office:value-type="string" calcext:value-type="string">
            <text:p>Сельское хозяйство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25.</text:p>
          </table:table-cell>
          <table:table-cell office:value-type="string" calcext:value-type="string">
            <text:p>Лесное хозяйство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26.</text:p>
          </table:table-cell>
          <table:table-cell office:value-type="string" calcext:value-type="string">
            <text:p>Транспорт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office:value-type="string" calcext:value-type="string">
            <text:p>35.</text:p>
          </table:table-cell>
          <table:table-cell office:value-type="string" calcext:value-type="string">
            <text:p>Связь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office:value-type="string" calcext:value-type="string">
            <text:p>38.</text:p>
          </table:table-cell>
          <table:table-cell office:value-type="string" calcext:value-type="string">
            <text:p>Строительство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44.</text:p>
          </table:table-cell>
          <table:table-cell office:value-type="string" calcext:value-type="string">
            <text:p>Торговля и общественное питание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49.</text:p>
          </table:table-cell>
          <table:table-cell office:value-type="string" calcext:value-type="string">
            <text:p>Материально - техническое снабжение и сбыт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50.</text:p>
          </table:table-cell>
          <table:table-cell office:value-type="string" calcext:value-type="string">
            <text:p>Заготовки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51.</text:p>
          </table:table-cell>
          <table:table-cell office:value-type="string" calcext:value-type="string">
            <text:p>Информационно - вычислительное обслуживание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office:value-type="string" calcext:value-type="string">
            <text:p>52.</text:p>
          </table:table-cell>
          <table:table-cell office:value-type="string" calcext:value-type="string">
            <text:p>Операции с недвижимым имуществом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string" calcext:value-type="string">
            <text:p>53.</text:p>
          </table:table-cell>
          <table:table-cell office:value-type="string" calcext:value-type="string">
            <text:p>Общая коммерческая деятельность по обеспечению функционирования рынка</text:p>
          </table:table-cell>
          <table:table-cell office:value-type="float" office:value="84000" calcext:value-type="float">
            <text:p>84000</text:p>
          </table:table-cell>
        </table:table-row>
        <table:table-row table:style-name="ro1">
          <table:table-cell office:value-type="string" calcext:value-type="string">
            <text:p>54.</text:p>
          </table:table-cell>
          <table:table-cell office:value-type="string" calcext:value-type="string">
            <text:p>Геология и разведка недр, геодезическая и гидрометеорологическая службы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55.</text:p>
          </table:table-cell>
          <table:table-cell office:value-type="string" calcext:value-type="string">
            <text:p>Прочие виды деятельности сферы материального производства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string" calcext:value-type="string">
            <text:p>56.</text:p>
          </table:table-cell>
          <table:table-cell office:value-type="string" calcext:value-type="string">
            <text:p>Жилищно - коммунальное хозяйство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60.</text:p>
          </table:table-cell>
          <table:table-cell office:value-type="string" calcext:value-type="string">
            <text:p>Здравоохранение, физическая культура и социальное обеспечение</text:p>
          </table:table-cell>
          <table:table-cell office:value-type="float" office:value="91000" calcext:value-type="float">
            <text:p>91000</text:p>
          </table:table-cell>
        </table:table-row>
        <table:table-row table:style-name="ro1">
          <table:table-cell office:value-type="string" calcext:value-type="string">
            <text:p>62.</text:p>
          </table:table-cell>
          <table:table-cell office:value-type="string" calcext:value-type="string">
            <text:p>Народное образование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Культура и искусство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1">
          <table:table-cell office:value-type="string" calcext:value-type="string">
            <text:p>64.</text:p>
          </table:table-cell>
          <table:table-cell office:value-type="string" calcext:value-type="string">
            <text:p>Наука и научное обслуживание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65.</text:p>
          </table:table-cell>
          <table:table-cell office:value-type="string" calcext:value-type="string">
            <text:p>Финансы, кредит, страхование, пенсионное обеспечение</text:p>
          </table:table-cell>
          <table:table-cell office:value-type="float" office:value="96000" calcext:value-type="float">
            <text:p>96000</text:p>
          </table:table-cell>
        </table:table-row>
        <table:table-row table:style-name="ro1">
          <table:table-cell office:value-type="string" calcext:value-type="string">
            <text:p>66.</text:p>
          </table:table-cell>
          <table:table-cell office:value-type="string" calcext:value-type="string">
            <text:p>Управление</text:p>
          </table:table-cell>
          <table:table-cell office:value-type="float" office:value="97000" calcext:value-type="float">
            <text:p>97000</text:p>
          </table:table-cell>
        </table:table-row>
        <table:table-row table:style-name="ro1">
          <table:table-cell office:value-type="string" calcext:value-type="string">
            <text:p>68.</text:p>
          </table:table-cell>
          <table:table-cell office:value-type="string" calcext:value-type="string">
            <text:p>Общественные объединения</text:p>
          </table:table-cell>
          <table:table-cell office:value-type="float" office:value="98000" calcext:value-type="float">
            <text:p>98000</text:p>
          </table:table-cell>
        </table:table-row>
      </table:table>
      <table:table table:name="Лист3" table:style-name="ta1">
        <table:table-column table:style-name="co6" table:default-cell-style-name="ce5"/>
        <table:table-row table:style-name="ro1">
          <table:table-cell table:style-name="ce4" office:value-type="string" calcext:value-type="string">
            <text:p>РАЗДЕЛ A. Сельское, лесное хозяйство, охота, рыболовство и рыбоводство</text:p>
          </table:table-cell>
        </table:table-row>
        <table:table-row table:style-name="ro1">
          <table:table-cell office:value-type="string" calcext:value-type="string">
            <text:p><text:a xlink:href="https://xn--b1aeqp1f.xn--p1ai/razdel-a-kod-01" xlink:type="simple">01. Растениеводство и животноводство, охота и предоставление соответствующих услуг в этих областях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a-kod-02" xlink:type="simple">02. Лесоводство и лесозаготовк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a-kod-03" xlink:type="simple">03. Рыболовство и рыбоводство</text:a></text:p>
          </table:table-cell>
        </table:table-row>
        <table:table-row table:style-name="ro1">
          <table:table-cell table:style-name="ce4" office:value-type="string" calcext:value-type="string">
            <text:p>РАЗДЕЛ B. Добыча полезных ископаемых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5" xlink:type="simple">05. Добыча угл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6" xlink:type="simple">06. Добыча сырой нефти и природного газ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7" xlink:type="simple">07. Добыча металлических руд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8" xlink:type="simple">08. Добыча прочих полезных ископаемых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9" xlink:type="simple">09. Предоставление услуг в области добычи полезных ископаемых</text:a></text:p>
          </table:table-cell>
        </table:table-row>
        <table:table-row table:style-name="ro1">
          <table:table-cell table:style-name="ce4" office:value-type="string" calcext:value-type="string">
            <text:p>РАЗДЕЛ C. Обрабатывающие производства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0" xlink:type="simple">10. Производство пищевых продукт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1" xlink:type="simple">11. Производство напитк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2" xlink:type="simple">12. Производство табачн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3" xlink:type="simple">13. Производство текстильн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4" xlink:type="simple">14. Производство одежды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5" xlink:type="simple">15. Производство кожи и изделий из кож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6" xlink:type="simple">16. Обработка древесины и производство изделий из дерева и пробки, кроме мебели, производство изделий из соломки и материалов для плет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7" xlink:type="simple">17. Производство бумаги и бумажн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8" xlink:type="simple">18. Деятельность полиграфическая и копирование носителей информаци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9" xlink:type="simple">19. Производство кокса и нефтепродукт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0" xlink:type="simple">20. Производство химических веществ и химических продукт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1" xlink:type="simple">21. Производство лекарственных средств и материалов, применяемых в медицинских целях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2" xlink:type="simple">22. Производство резиновых и пластмассов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3" xlink:type="simple">23. Производство прочей неметаллической минеральной продукци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4" xlink:type="simple">24. Производство металлургическое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5" xlink:type="simple">25. Производство готовых металлических изделий, кроме машин и оборудо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7" xlink:type="simple">27. Производство электрического оборудо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8" xlink:type="simple">28. Производство машин и оборудования, не включенных в другие группировк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9" xlink:type="simple">29. Производство автотранспортных средств, прицепов и полуприцеп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30" xlink:type="simple">30. Производство прочих транспортных средств и оборудо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31" xlink:type="simple">31. Производство мебел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32" xlink:type="simple">32. Производство прочих готов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33" xlink:type="simple">33. Ремонт и монтаж машин и оборудования</text:a></text:p>
          </table:table-cell>
        </table:table-row>
        <table:table-row table:style-name="ro1">
          <table:table-cell table:style-name="ce4" office:value-type="string" calcext:value-type="string">
            <text:p>РАЗДЕЛ D. Обеспечение электрической энергией, газом и паром; кондиционирование воздуха</text:p>
          </table:table-cell>
        </table:table-row>
        <table:table-row table:style-name="ro1">
          <table:table-cell office:value-type="string" calcext:value-type="string">
            <text:p><text:a xlink:href="https://xn--b1aeqp1f.xn--p1ai/razdel-d-kod-35" xlink:type="simple">35. Обеспечение электрической энергией, газом и паром; кондиционирование воздуха</text:a></text:p>
          </table:table-cell>
        </table:table-row>
        <table:table-row table:style-name="ro1">
          <table:table-cell table:style-name="ce4" office:value-type="string" calcext:value-type="string">
            <text:p>РАЗДЕЛ E. Водоснабжение; водоотведение, организация сбора и утилизации отходов, деятельность по ликвидации загрязнений</text:p>
          </table:table-cell>
        </table:table-row>
        <table:table-row table:style-name="ro1">
          <table:table-cell office:value-type="string" calcext:value-type="string">
            <text:p><text:a xlink:href="https://xn--b1aeqp1f.xn--p1ai/razdel-e-kod-36" xlink:type="simple">36. Забор, очистка и распределение воды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e-kod-37" xlink:type="simple">37. Сбор и обработка сточных вод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e-kod-38" xlink:type="simple">38. Сбор, обработка и утилизация отходов; обработка вторичного сырь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e-kod-39" xlink:type="simple">39. Предоставление услуг в области ликвидации последствий загрязнений и прочих услуг, связанных с удалением отходов</text:a></text:p>
          </table:table-cell>
        </table:table-row>
        <table:table-row table:style-name="ro1">
          <table:table-cell table:style-name="ce4" office:value-type="string" calcext:value-type="string">
            <text:p>РАЗДЕЛ F. Строительство</text:p>
          </table:table-cell>
        </table:table-row>
        <table:table-row table:style-name="ro1">
          <table:table-cell office:value-type="string" calcext:value-type="string">
            <text:p><text:a xlink:href="https://xn--b1aeqp1f.xn--p1ai/razdel-f-kod-41" xlink:type="simple">41. Строительство здан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f-kod-42" xlink:type="simple">42. Строительство инженерных сооружен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f-kod-43" xlink:type="simple">43. Работы строительные специализированные</text:a></text:p>
          </table:table-cell>
        </table:table-row>
        <table:table-row table:style-name="ro1">
          <table:table-cell table:style-name="ce4" office:value-type="string" calcext:value-type="string">
            <text:p>РАЗДЕЛ G. Торговля оптовая и розничная; ремонт автотранспортных средств и мотоциклов</text:p>
          </table:table-cell>
        </table:table-row>
        <table:table-row table:style-name="ro1">
          <table:table-cell office:value-type="string" calcext:value-type="string">
            <text:p><text:a xlink:href="https://xn--b1aeqp1f.xn--p1ai/razdel-g-kod-45" xlink:type="simple">45. Торговля оптовая и розничная автотранспортными средствами и мотоциклами и их ремонт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g-kod-46" xlink:type="simple">46. Торговля оптовая, кроме оптовой торговли автотранспортными средствами и мотоциклам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g-kod-47" xlink:type="simple">47. Торговля розничная, кроме торговли автотранспортными средствами и мотоциклами</text:a></text:p>
          </table:table-cell>
        </table:table-row>
        <table:table-row table:style-name="ro1">
          <table:table-cell table:style-name="ce4" office:value-type="string" calcext:value-type="string">
            <text:p>РАЗДЕЛ H. Транспортировка и хранение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49" xlink:type="simple">49. Деятельность сухопутного и трубопроводного транспорт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50" xlink:type="simple">50. Деятельность водного транспорт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51" xlink:type="simple">51. Деятельность воздушного и космического транспорт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52" xlink:type="simple">52. Складское хозяйство и вспомогательная транспортная деятельность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53" xlink:type="simple">53. Деятельность почтовой связи и курьерская деятельность</text:a></text:p>
          </table:table-cell>
        </table:table-row>
        <table:table-row table:style-name="ro1">
          <table:table-cell table:style-name="ce4" office:value-type="string" calcext:value-type="string">
            <text:p>РАЗДЕЛ I. Деятельность гостиниц и предприятий общественного питания</text:p>
          </table:table-cell>
        </table:table-row>
        <table:table-row table:style-name="ro1">
          <table:table-cell office:value-type="string" calcext:value-type="string">
            <text:p><text:a xlink:href="https://xn--b1aeqp1f.xn--p1ai/razdel-t-kod-55" xlink:type="simple">55. Деятельность по предоставлению мест для временного прожи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t-kod-56" xlink:type="simple">56. Деятельность по предоставлению продуктов питания и напитков</text:a></text:p>
          </table:table-cell>
        </table:table-row>
        <table:table-row table:style-name="ro1">
          <table:table-cell table:style-name="ce4" office:value-type="string" calcext:value-type="string">
            <text:p>РАЗДЕЛ J. Деятельность в области информации и связи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58" xlink:type="simple">58. Деятельность издательска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59" xlink:type="simple">59. Производство кинофильмов, видеофильмов и телевизионных программ, издание звукозаписей и нот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60" xlink:type="simple">60. Деятельность в области телевизионного и радиовещ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61" xlink:type="simple">61. Деятельность в сфере телекоммуникац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62" xlink:type="simple">62. Разработка компьютерного программного обеспечения, консультационные услуги в данной области и другие сопутствующие услуг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63" xlink:type="simple">63. Деятельность в области информационных технологий</text:a></text:p>
          </table:table-cell>
        </table:table-row>
        <table:table-row table:style-name="ro1">
          <table:table-cell table:style-name="ce4" office:value-type="string" calcext:value-type="string">
            <text:p>РАЗДЕЛ K. Деятельность финансовая и страховая</text:p>
          </table:table-cell>
        </table:table-row>
        <table:table-row table:style-name="ro1">
          <table:table-cell office:value-type="string" calcext:value-type="string">
            <text:p><text:a xlink:href="https://xn--b1aeqp1f.xn--p1ai/razdel-k-kod-64" xlink:type="simple">64. Деятельность по предоставлению финансовых услуг, кроме услуг по страхованию и пенсионному обеспечению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k-kod-65" xlink:type="simple">65. Страхование, перестрахование, деятельность негосударственных пенсионных фондов, кроме обязательного социального обеспеч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k-kod-66" xlink:type="simple">66. Деятельность вспомогательная в сфере финансовых услуг и страхования</text:a></text:p>
          </table:table-cell>
        </table:table-row>
        <table:table-row table:style-name="ro1">
          <table:table-cell table:style-name="ce4" office:value-type="string" calcext:value-type="string">
            <text:p>РАЗДЕЛ L. Деятельность по операциям с недвижимым имуществом</text:p>
          </table:table-cell>
        </table:table-row>
        <table:table-row table:style-name="ro1">
          <table:table-cell office:value-type="string" calcext:value-type="string">
            <text:p><text:a xlink:href="https://xn--b1aeqp1f.xn--p1ai/razdel-l-kod-68" xlink:type="simple">68. Операции с недвижимым имуществом</text:a></text:p>
          </table:table-cell>
        </table:table-row>
        <table:table-row table:style-name="ro1">
          <table:table-cell table:style-name="ce4" office:value-type="string" calcext:value-type="string">
            <text:p>РАЗДЕЛ M. Деятельность профессиональная, научная и техническая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69" xlink:type="simple">69. Деятельность в области права и бухгалтерского учет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0" xlink:type="simple">70. Деятельность головных офисов; консультирование по вопросам управл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1" xlink:type="simple">71. Деятельность в области архитектуры и инженерно-технического проектирования; технических испытаний, исследований и анализ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2" xlink:type="simple">72. Научные исследования и разработк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3" xlink:type="simple">73. Деятельность рекламная и исследование конъюнктуры рынк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4" xlink:type="simple">74. Деятельность профессиональная научная и техническая проча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5" xlink:type="simple">75. Деятельность ветеринарная</text:a></text:p>
          </table:table-cell>
        </table:table-row>
        <table:table-row table:style-name="ro1">
          <table:table-cell table:style-name="ce4" office:value-type="string" calcext:value-type="string">
            <text:p>РАЗДЕЛ N. Деятельность административная и сопутствующие дополнительные услуги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77" xlink:type="simple">77. Аренда и лизинг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78" xlink:type="simple">78. Деятельность по трудоустройству и подбору персонал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79" xlink:type="simple">79. Деятельность туристических агентств и прочих организаций, предоставляющих услуги в сфере туризм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80" xlink:type="simple">80. Деятельность по обеспечению безопасности и проведению расследован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81" xlink:type="simple">81. Деятельность по обслуживанию зданий и территор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82" xlink:type="simple">82. Деятельность административно-хозяйственная, вспомогательная деятельность по обеспечению функционирования организации, деятельность по предоставлению прочих вспомогательных услуг для бизнеса</text:a></text:p>
          </table:table-cell>
        </table:table-row>
        <table:table-row table:style-name="ro1">
          <table:table-cell table:style-name="ce4" office:value-type="string" calcext:value-type="string">
            <text:p>РАЗДЕЛ O. Государственное управление и обеспечение военной безопасности; социальное обеспечение</text:p>
          </table:table-cell>
        </table:table-row>
        <table:table-row table:style-name="ro1">
          <table:table-cell office:value-type="string" calcext:value-type="string">
            <text:p><text:a xlink:href="https://xn--b1aeqp1f.xn--p1ai/razdel-o-kod-84" xlink:type="simple">84. Деятельность органов государственного управления по обеспечению военной безопасности, обязательному социальному обеспечению</text:a></text:p>
          </table:table-cell>
        </table:table-row>
        <table:table-row table:style-name="ro1">
          <table:table-cell table:style-name="ce4" office:value-type="string" calcext:value-type="string">
            <text:p>РАЗДЕЛ P. Образование</text:p>
          </table:table-cell>
        </table:table-row>
        <table:table-row table:style-name="ro1">
          <table:table-cell office:value-type="string" calcext:value-type="string">
            <text:p><text:a xlink:href="https://xn--b1aeqp1f.xn--p1ai/razdel-p-kod-85" xlink:type="simple">85. Образование</text:a></text:p>
          </table:table-cell>
        </table:table-row>
        <table:table-row table:style-name="ro1">
          <table:table-cell table:style-name="ce4" office:value-type="string" calcext:value-type="string">
            <text:p>Раздел Q. Деятельность в области здравоохранения и социальных услуг</text:p>
          </table:table-cell>
        </table:table-row>
        <table:table-row table:style-name="ro1">
          <table:table-cell office:value-type="string" calcext:value-type="string">
            <text:p><text:a xlink:href="https://xn--b1aeqp1f.xn--p1ai/razdel-q-kod-86" xlink:type="simple">86. Деятельность в области здравоохран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q-kod-87" xlink:type="simple">87. Деятельность по уходу с обеспечением прожи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q-kod-88" xlink:type="simple">88. Предоставление социальных услуг без обеспечения проживания</text:a></text:p>
          </table:table-cell>
        </table:table-row>
        <table:table-row table:style-name="ro1">
          <table:table-cell table:style-name="ce4" office:value-type="string" calcext:value-type="string">
            <text:p>РАЗДЕЛ R. Деятельность в области культуры, спорта, организации досуга и развлечений</text:p>
          </table:table-cell>
        </table:table-row>
        <table:table-row table:style-name="ro1">
          <table:table-cell office:value-type="string" calcext:value-type="string">
            <text:p><text:a xlink:href="https://xn--b1aeqp1f.xn--p1ai/razdel-r-kod-90" xlink:type="simple">90. Деятельность творческая, деятельность в области искусства и организации развлечен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r-kod-91" xlink:type="simple">91. Деятельность библиотек, архивов, музеев и прочих объектов культуры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r-kod-92" xlink:type="simple">92. Деятельность по организации и проведению азартных игр и заключению пари, по организации и проведению лотере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r-kod-93" xlink:type="simple">93. Деятельность в области спорта, отдыха и развлечений</text:a></text:p>
          </table:table-cell>
        </table:table-row>
        <table:table-row table:style-name="ro1">
          <table:table-cell table:style-name="ce4" office:value-type="string" calcext:value-type="string">
            <text:p>РАЗДЕЛ S. Предоставление прочих видов услуг</text:p>
          </table:table-cell>
        </table:table-row>
        <table:table-row table:style-name="ro1">
          <table:table-cell office:value-type="string" calcext:value-type="string">
            <text:p><text:a xlink:href="https://xn--b1aeqp1f.xn--p1ai/razdel-s-kod-94" xlink:type="simple">94. Деятельность общественных организац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s-kod-95" xlink:type="simple">95. Ремонт компьютеров, предметов личного потребления и хозяйственно-бытового назнач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s-kod-96" xlink:type="simple">96. Деятельность по предоставлению прочих персональных услуг</text:a></text:p>
          </table:table-cell>
        </table:table-row>
        <table:table-row table:style-name="ro2">
          <table:table-cell table:style-name="ce4" office:value-type="string" calcext:value-type="string">
            <text:p>РАЗДЕЛ T. Деятельность домашних хозяйств как работодателей; недифференцированная деятельность частных домашних хозяйств по производству товаров и оказанию услуг для собственного потребления</text:p>
          </table:table-cell>
        </table:table-row>
        <table:table-row table:style-name="ro1">
          <table:table-cell office:value-type="string" calcext:value-type="string">
            <text:p><text:a xlink:href="https://xn--b1aeqp1f.xn--p1ai/razdel-t-kod-97" xlink:type="simple">97. Деятельность домашних хозяйств с наемными работникам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t-kod-98" xlink:type="simple">98. Деятельность недифференцированная частных домашних хозяйств по производству товаров и предоставлению услуг для собственного потребления</text:a></text:p>
          </table:table-cell>
        </table:table-row>
        <table:table-row table:style-name="ro1">
          <table:table-cell table:style-name="ce4" office:value-type="string" calcext:value-type="string">
            <text:p>РАЗДЕЛ U. Деятельность экстерриториальных организаций и органов</text:p>
          </table:table-cell>
        </table:table-row>
        <table:table-row table:style-name="ro1">
          <table:table-cell office:value-type="string" calcext:value-type="string">
            <text:p><text:a xlink:href="https://xn--b1aeqp1f.xn--p1ai/razdel-u-kod-99" xlink:type="simple">99. Деятельность экстерриториальных организаций и органов</text:a></text:p>
          </table:table-cell>
        </table:table-row>
      </table:table>
      <table:table table:name="Лист4" table:style-name="ta1">
        <table:table-column table:style-name="co7" table:default-cell-style-name="ce4"/>
        <table:table-row table:style-name="ro1">
          <table:table-cell office:value-type="string" calcext:value-type="string">
            <text:p>РАЗДЕЛ A. Сельское, лесное хозяйство, охота, рыболовство и рыбоводство</text:p>
          </table:table-cell>
        </table:table-row>
        <table:table-row table:style-name="ro1">
          <table:table-cell office:value-type="string" calcext:value-type="string">
            <text:p>РАЗДЕЛ B. Добыча полезных ископаемых</text:p>
          </table:table-cell>
        </table:table-row>
        <table:table-row table:style-name="ro1">
          <table:table-cell office:value-type="string" calcext:value-type="string">
            <text:p>РАЗДЕЛ C. Обрабатывающие производства</text:p>
          </table:table-cell>
        </table:table-row>
        <table:table-row table:style-name="ro1">
          <table:table-cell office:value-type="string" calcext:value-type="string">
            <text:p>РАЗДЕЛ D. Обеспечение электрической энергией, газом и паром; кондиционирование воздуха</text:p>
          </table:table-cell>
        </table:table-row>
        <table:table-row table:style-name="ro1">
          <table:table-cell office:value-type="string" calcext:value-type="string">
            <text:p>РАЗДЕЛ E. Водоснабжение; водоотведение, организация сбора и утилизации отходов, деятельность по ликвидации загрязнений</text:p>
          </table:table-cell>
        </table:table-row>
        <table:table-row table:style-name="ro1">
          <table:table-cell office:value-type="string" calcext:value-type="string">
            <text:p>РАЗДЕЛ F. Строительство</text:p>
          </table:table-cell>
        </table:table-row>
        <table:table-row table:style-name="ro1">
          <table:table-cell office:value-type="string" calcext:value-type="string">
            <text:p>РАЗДЕЛ G. Торговля оптовая и розничная; ремонт автотранспортных средств и мотоциклов</text:p>
          </table:table-cell>
        </table:table-row>
        <table:table-row table:style-name="ro1">
          <table:table-cell office:value-type="string" calcext:value-type="string">
            <text:p>РАЗДЕЛ H. Транспортировка и хранение</text:p>
          </table:table-cell>
        </table:table-row>
        <table:table-row table:style-name="ro1">
          <table:table-cell office:value-type="string" calcext:value-type="string">
            <text:p>РАЗДЕЛ I. Деятельность гостиниц и предприятий общественного питания</text:p>
          </table:table-cell>
        </table:table-row>
        <table:table-row table:style-name="ro1">
          <table:table-cell office:value-type="string" calcext:value-type="string">
            <text:p>РАЗДЕЛ J. Деятельность в области информации и связи</text:p>
          </table:table-cell>
        </table:table-row>
        <table:table-row table:style-name="ro1">
          <table:table-cell office:value-type="string" calcext:value-type="string">
            <text:p>РАЗДЕЛ K. Деятельность финансовая и страховая</text:p>
          </table:table-cell>
        </table:table-row>
        <table:table-row table:style-name="ro1">
          <table:table-cell office:value-type="string" calcext:value-type="string">
            <text:p>РАЗДЕЛ L. Деятельность по операциям с недвижимым имуществом</text:p>
          </table:table-cell>
        </table:table-row>
        <table:table-row table:style-name="ro1">
          <table:table-cell office:value-type="string" calcext:value-type="string">
            <text:p>РАЗДЕЛ M. Деятельность профессиональная, научная и техническая</text:p>
          </table:table-cell>
        </table:table-row>
        <table:table-row table:style-name="ro1">
          <table:table-cell office:value-type="string" calcext:value-type="string">
            <text:p>РАЗДЕЛ N. Деятельность административная и сопутствующие дополнительные услуги</text:p>
          </table:table-cell>
        </table:table-row>
        <table:table-row table:style-name="ro1">
          <table:table-cell office:value-type="string" calcext:value-type="string">
            <text:p>РАЗДЕЛ O. Государственное управление и обеспечение военной безопасности; социальное обеспечение</text:p>
          </table:table-cell>
        </table:table-row>
        <table:table-row table:style-name="ro1">
          <table:table-cell office:value-type="string" calcext:value-type="string">
            <text:p>РАЗДЕЛ P. Образование</text:p>
          </table:table-cell>
        </table:table-row>
        <table:table-row table:style-name="ro1">
          <table:table-cell office:value-type="string" calcext:value-type="string">
            <text:p>Раздел Q. Деятельность в области здравоохранения и социальных услуг</text:p>
          </table:table-cell>
        </table:table-row>
        <table:table-row table:style-name="ro1">
          <table:table-cell office:value-type="string" calcext:value-type="string">
            <text:p>РАЗДЕЛ R. Деятельность в области культуры, спорта, организации досуга и развлечений</text:p>
          </table:table-cell>
        </table:table-row>
        <table:table-row table:style-name="ro1">
          <table:table-cell office:value-type="string" calcext:value-type="string">
            <text:p>РАЗДЕЛ S. Предоставление прочих видов услуг</text:p>
          </table:table-cell>
        </table:table-row>
        <table:table-row table:style-name="ro2">
          <table:table-cell office:value-type="string" calcext:value-type="string">
            <text:p>РАЗДЕЛ T. Деятельность домашних хозяйств как работодателей; недифференцированная деятельность частных домашних хозяйств по производству товаров и оказанию услуг для собственного потребления</text:p>
          </table:table-cell>
        </table:table-row>
        <table:table-row table:style-name="ro1">
          <table:table-cell office:value-type="string" calcext:value-type="string">
            <text:p>РАЗДЕЛ U. Деятельность экстерриториальных организаций и органов</text:p>
          </table:table-cell>
        </table:table-row>
      </table:table>
      <table:table table:name="Лист5" table:style-name="ta1">
        <table:table-column table:style-name="co1" table:default-cell-style-name="ce1"/>
        <table:table-column table:style-name="co8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Промышленность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Электроэнергетика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Топливная промышленность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е:</text:p>
          </table:table-cell>
          <table:table-cell table:style-name="ce2"/>
        </table:table-row>
        <table:table-row table:style-name="ro1">
          <table:table-cell office:value-type="string" calcext:value-type="string">
            <text:p>5.</text:p>
          </table:table-cell>
          <table:table-cell table:style-name="ce3" office:value-type="string" calcext:value-type="string">
            <text:p>Нефтедобывающая промышленность</text:p>
          </table:table-cell>
          <table:table-cell office:value-type="float" office:value="11210" calcext:value-type="float">
            <text:p>11210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table:style-name="ce3" office:value-type="string" calcext:value-type="string">
            <text:p>Нефтеперерабатывающая промышленность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table:style-name="ce3" office:value-type="string" calcext:value-type="string">
            <text:p>Газовая промышленность</text:p>
          </table:table-cell>
          <table:table-cell office:value-type="float" office:value="11230" calcext:value-type="float">
            <text:p>11230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table:style-name="ce3" office:value-type="string" calcext:value-type="string">
            <text:p>Угольная промышленность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Черная металлургия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Цветная металлургия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Химическая и нефтехимическая промышленность (без химико - фармацевтической промышленности)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Машиностроение и металлообработка (без промышленности медицинской техники)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Лесная, деревообрабатывающая и целлюлозно - бумажная промышленность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Промышленность строительных материалов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2">
          <table:table-cell office:value-type="string" calcext:value-type="string">
            <text:p>15.</text:p>
          </table:table-cell>
          <table:table-cell office:value-type="string" calcext:value-type="string">
            <text:p>Стекольная и фарфоро - фаянсовая промышленность (без предприятий по производству медицинских изделий из стекла и фарфора)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Легкая промышленность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Пищевая промышленность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18.</text:p>
          </table:table-cell>
          <table:table-cell office:value-type="string" calcext:value-type="string">
            <text:p>Микробиологическая промышленность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Мукомольно - крупяная и комбикормовая промышленность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20.</text:p>
          </table:table-cell>
          <table:table-cell office:value-type="string" calcext:value-type="string">
            <text:p>Медицинская промышленность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Полиграфическая промышленность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22.</text:p>
          </table:table-cell>
          <table:table-cell office:value-type="string" calcext:value-type="string">
            <text:p>Другие промышленные производства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table:style-name="ce6" office:value-type="string" calcext:value-type="string">
            <text:p>23.</text:p>
          </table:table-cell>
          <table:table-cell office:value-type="string" calcext:value-type="string">
            <text:p>Сельское хозяйство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го:</text:p>
          </table:table-cell>
          <table:table-cell table:style-name="ce2"/>
        </table:table-row>
        <table:table-row table:style-name="ro1">
          <table:table-cell table:style-name="ce6" office:value-type="string" calcext:value-type="string">
            <text:p>24.</text:p>
          </table:table-cell>
          <table:table-cell table:style-name="ce3" office:value-type="string" calcext:value-type="string">
            <text:p>Сельскохозяйственное производство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table:style-name="ce6" office:value-type="string" calcext:value-type="string">
            <text:p>25.</text:p>
          </table:table-cell>
          <table:table-cell office:value-type="string" calcext:value-type="string">
            <text:p>Лесное хозяйство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table:style-name="ce6" office:value-type="string" calcext:value-type="string">
            <text:p>26.</text:p>
          </table:table-cell>
          <table:table-cell office:value-type="string" calcext:value-type="string">
            <text:p>Транспорт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го:</text:p>
          </table:table-cell>
          <table:table-cell table:style-name="ce2"/>
        </table:table-row>
        <table:table-row table:style-name="ro1">
          <table:table-cell office:value-type="string" calcext:value-type="string">
            <text:p>27.</text:p>
          </table:table-cell>
          <table:table-cell table:style-name="ce3" office:value-type="string" calcext:value-type="string">
            <text:p>Железнодорожный транспорт</text:p>
          </table:table-cell>
          <table:table-cell office:value-type="float" office:value="51110" calcext:value-type="float">
            <text:p>51110</text:p>
          </table:table-cell>
        </table:table-row>
        <table:table-row table:style-name="ro1">
          <table:table-cell office:value-type="string" calcext:value-type="string">
            <text:p>28.</text:p>
          </table:table-cell>
          <table:table-cell table:style-name="ce3" office:value-type="string" calcext:value-type="string">
            <text:p>Трамвайный транспорт</text:p>
          </table:table-cell>
          <table:table-cell office:value-type="float" office:value="51112" calcext:value-type="float">
            <text:p>51112</text:p>
          </table:table-cell>
        </table:table-row>
        <table:table-row table:style-name="ro1">
          <table:table-cell office:value-type="string" calcext:value-type="string">
            <text:p>29.</text:p>
          </table:table-cell>
          <table:table-cell table:style-name="ce3" office:value-type="string" calcext:value-type="string">
            <text:p>Автомобильное хозяйство</text:p>
          </table:table-cell>
          <table:table-cell office:value-type="float" office:value="51121" calcext:value-type="float">
            <text:p>51121</text:p>
          </table:table-cell>
        </table:table-row>
        <table:table-row table:style-name="ro1">
          <table:table-cell office:value-type="string" calcext:value-type="string">
            <text:p>30.</text:p>
          </table:table-cell>
          <table:table-cell table:style-name="ce3" office:value-type="string" calcext:value-type="string">
            <text:p>Троллейбусный транспорт</text:p>
          </table:table-cell>
          <table:table-cell office:value-type="float" office:value="51122" calcext:value-type="float">
            <text:p>51122</text:p>
          </table:table-cell>
        </table:table-row>
        <table:table-row table:style-name="ro1">
          <table:table-cell office:value-type="string" calcext:value-type="string">
            <text:p>31.</text:p>
          </table:table-cell>
          <table:table-cell table:style-name="ce3" office:value-type="string" calcext:value-type="string">
            <text:p>Магистральный трубопроводной транспорт</text:p>
          </table:table-cell>
          <table:table-cell office:value-type="float" office:value="51130" calcext:value-type="float">
            <text:p>51130</text:p>
          </table:table-cell>
        </table:table-row>
        <table:table-row table:style-name="ro1">
          <table:table-cell office:value-type="string" calcext:value-type="string">
            <text:p>32.</text:p>
          </table:table-cell>
          <table:table-cell table:style-name="ce3" office:value-type="string" calcext:value-type="string">
            <text:p>Морской транспорт</text:p>
          </table:table-cell>
          <table:table-cell office:value-type="float" office:value="51210" calcext:value-type="float">
            <text:p>51210</text:p>
          </table:table-cell>
        </table:table-row>
        <table:table-row table:style-name="ro1">
          <table:table-cell office:value-type="string" calcext:value-type="string">
            <text:p>33.</text:p>
          </table:table-cell>
          <table:table-cell table:style-name="ce3" office:value-type="string" calcext:value-type="string">
            <text:p>Внутренний водный транспорт</text:p>
          </table:table-cell>
          <table:table-cell office:value-type="float" office:value="51220" calcext:value-type="float">
            <text:p>51220</text:p>
          </table:table-cell>
        </table:table-row>
        <table:table-row table:style-name="ro1">
          <table:table-cell office:value-type="string" calcext:value-type="string">
            <text:p>34.</text:p>
          </table:table-cell>
          <table:table-cell table:style-name="ce3" office:value-type="string" calcext:value-type="string">
            <text:p>Авиационный транспорт</text:p>
          </table:table-cell>
          <table:table-cell office:value-type="float" office:value="51300" calcext:value-type="float">
            <text:p>51300</text:p>
          </table:table-cell>
        </table:table-row>
        <table:table-row table:style-name="ro1">
          <table:table-cell table:style-name="ce6" office:value-type="string" calcext:value-type="string">
            <text:p>35.</text:p>
          </table:table-cell>
          <table:table-cell office:value-type="string" calcext:value-type="string">
            <text:p>Связь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е:</text:p>
          </table:table-cell>
          <table:table-cell table:style-name="ce2"/>
        </table:table-row>
        <table:table-row table:style-name="ro1">
          <table:table-cell table:style-name="ce6" office:value-type="string" calcext:value-type="string">
            <text:p>36.</text:p>
          </table:table-cell>
          <table:table-cell table:style-name="ce3" office:value-type="string" calcext:value-type="string">
            <text:p>Почтовая связь</text:p>
          </table:table-cell>
          <table:table-cell office:value-type="float" office:value="52100" calcext:value-type="float">
            <text:p>52100</text:p>
          </table:table-cell>
        </table:table-row>
        <table:table-row table:style-name="ro1">
          <table:table-cell table:style-name="ce6" office:value-type="string" calcext:value-type="string">
            <text:p>37.</text:p>
          </table:table-cell>
          <table:table-cell table:style-name="ce3" office:value-type="string" calcext:value-type="string">
            <text:p>Электро- и радиосвязь</text:p>
          </table:table-cell>
          <table:table-cell office:value-type="float" office:value="52300" calcext:value-type="float">
            <text:p>52300</text:p>
          </table:table-cell>
        </table:table-row>
        <table:table-row table:style-name="ro1">
          <table:table-cell office:value-type="string" calcext:value-type="string">
            <text:p>38.</text:p>
          </table:table-cell>
          <table:table-cell office:value-type="string" calcext:value-type="string">
            <text:p>Строительство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го:</text:p>
          </table:table-cell>
          <table:table-cell table:style-name="ce2"/>
        </table:table-row>
        <table:table-row table:style-name="ro2">
          <table:table-cell office:value-type="string" calcext:value-type="string">
            <text:p>39.</text:p>
          </table:table-cell>
          <table:table-cell table:style-name="ce3" office:value-type="string" calcext:value-type="string">
            <text:p>Общестроительные и специализированные организации, осуществляющие строительные, монтажные и другие работы подрядным и хозяйственным способом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1">
          <table:table-cell office:value-type="string" calcext:value-type="string">
            <text:p>40.</text:p>
          </table:table-cell>
          <table:table-cell table:style-name="ce3" office:value-type="string" calcext:value-type="string">
            <text:p>Организации, осуществляющие капитальный ремонт зданий и сооружений производственного назначения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2">
          <table:table-cell office:value-type="string" calcext:value-type="string">
            <text:p>41.</text:p>
          </table:table-cell>
          <table:table-cell table:style-name="ce3" office:value-type="string" calcext:value-type="string">
            <text:p>Организации, осуществляющие ремонт зданий и сооружений непроизводственного назначения, ремонт и строительство жилищ (квартир) по заказам населения</text:p>
          </table:table-cell>
          <table:table-cell office:value-type="float" office:value="63000" calcext:value-type="float">
            <text:p>63000</text:p>
          </table:table-cell>
        </table:table-row>
        <table:table-row table:style-name="ro1">
          <table:table-cell office:value-type="string" calcext:value-type="string">
            <text:p>42.</text:p>
          </table:table-cell>
          <table:table-cell table:style-name="ce3" office:value-type="string" calcext:value-type="string">
            <text:p>Организации, осуществляющие эксплуатационное бурение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43.</text:p>
          </table:table-cell>
          <table:table-cell table:style-name="ce3" office:value-type="string" calcext:value-type="string">
            <text:p>Проектные, проектно - изыскательские и изыскательские организации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table:style-name="ce6" office:value-type="string" calcext:value-type="string">
            <text:p>44.</text:p>
          </table:table-cell>
          <table:table-cell office:value-type="string" calcext:value-type="string">
            <text:p>Торговля и общественное питание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е:</text:p>
          </table:table-cell>
          <table:table-cell table:style-name="ce2"/>
        </table:table-row>
        <table:table-row table:style-name="ro1">
          <table:table-cell office:value-type="string" calcext:value-type="string">
            <text:p>45.</text:p>
          </table:table-cell>
          <table:table-cell table:style-name="ce3" office:value-type="string" calcext:value-type="string">
            <text:p>Внешняя торговля</text:p>
          </table:table-cell>
          <table:table-cell office:value-type="float" office:value="72000" calcext:value-type="float">
            <text:p>72000</text:p>
          </table:table-cell>
        </table:table-row>
        <table:table-row table:style-name="ro1">
          <table:table-cell table:style-name="ce6" office:value-type="string" calcext:value-type="string">
            <text:p>46.</text:p>
          </table:table-cell>
          <table:table-cell table:style-name="ce3" office:value-type="string" calcext:value-type="string">
            <text:p>Оптовая торговля</text:p>
          </table:table-cell>
          <table:table-cell office:value-type="float" office:value="71100" calcext:value-type="float">
            <text:p>71100</text:p>
          </table:table-cell>
        </table:table-row>
        <table:table-row table:style-name="ro1">
          <table:table-cell table:style-name="ce6" office:value-type="string" calcext:value-type="string">
            <text:p>47.</text:p>
          </table:table-cell>
          <table:table-cell table:style-name="ce3" office:value-type="string" calcext:value-type="string">
            <text:p>Розничная торговля</text:p>
          </table:table-cell>
          <table:table-cell office:value-type="float" office:value="71200" calcext:value-type="float">
            <text:p>71200</text:p>
          </table:table-cell>
        </table:table-row>
        <table:table-row table:style-name="ro1">
          <table:table-cell table:style-name="ce6" office:value-type="string" calcext:value-type="string">
            <text:p>48.</text:p>
          </table:table-cell>
          <table:table-cell table:style-name="ce3" office:value-type="string" calcext:value-type="string">
            <text:p>Общественное питание</text:p>
          </table:table-cell>
          <table:table-cell office:value-type="float" office:value="71300" calcext:value-type="float">
            <text:p>71300</text:p>
          </table:table-cell>
        </table:table-row>
        <table:table-row table:style-name="ro1">
          <table:table-cell office:value-type="string" calcext:value-type="string">
            <text:p>49.</text:p>
          </table:table-cell>
          <table:table-cell office:value-type="string" calcext:value-type="string">
            <text:p>Материально - техническое снабжение и сбыт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50.</text:p>
          </table:table-cell>
          <table:table-cell office:value-type="string" calcext:value-type="string">
            <text:p>Заготовки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51.</text:p>
          </table:table-cell>
          <table:table-cell office:value-type="string" calcext:value-type="string">
            <text:p>Информационно - вычислительное обслуживание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office:value-type="string" calcext:value-type="string">
            <text:p>52.</text:p>
          </table:table-cell>
          <table:table-cell office:value-type="string" calcext:value-type="string">
            <text:p>Операции с недвижимым имуществом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string" calcext:value-type="string">
            <text:p>53.</text:p>
          </table:table-cell>
          <table:table-cell office:value-type="string" calcext:value-type="string">
            <text:p>Общая коммерческая деятельность по обеспечению функционирования рынка</text:p>
          </table:table-cell>
          <table:table-cell office:value-type="float" office:value="84000" calcext:value-type="float">
            <text:p>84000</text:p>
          </table:table-cell>
        </table:table-row>
        <table:table-row table:style-name="ro1">
          <table:table-cell office:value-type="string" calcext:value-type="string">
            <text:p>54.</text:p>
          </table:table-cell>
          <table:table-cell office:value-type="string" calcext:value-type="string">
            <text:p>Геология и разведка недр, геодезическая и гидрометеорологическая службы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55.</text:p>
          </table:table-cell>
          <table:table-cell office:value-type="string" calcext:value-type="string">
            <text:p>Прочие виды деятельности сферы материального производства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table:style-name="ce6" office:value-type="string" calcext:value-type="string">
            <text:p>56.</text:p>
          </table:table-cell>
          <table:table-cell office:value-type="string" calcext:value-type="string">
            <text:p>Жилищно - коммунальное хозяйство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table:style-name="ce7"/>
          <table:table-cell office:value-type="string" calcext:value-type="string">
            <text:p>в том числе:</text:p>
          </table:table-cell>
          <table:table-cell table:style-name="ce2"/>
        </table:table-row>
        <table:table-row table:style-name="ro1">
          <table:table-cell table:style-name="ce6" office:value-type="string" calcext:value-type="string">
            <text:p>57.</text:p>
          </table:table-cell>
          <table:table-cell table:style-name="ce3" office:value-type="string" calcext:value-type="string">
            <text:p>Жилищное хозяйство</text:p>
          </table:table-cell>
          <table:table-cell office:value-type="float" office:value="90100" calcext:value-type="float">
            <text:p>90100</text:p>
          </table:table-cell>
        </table:table-row>
        <table:table-row table:style-name="ro1">
          <table:table-cell table:style-name="ce6" office:value-type="string" calcext:value-type="string">
            <text:p>58.</text:p>
          </table:table-cell>
          <table:table-cell table:style-name="ce3" office:value-type="string" calcext:value-type="string">
            <text:p>Коммунальное хозяйство</text:p>
          </table:table-cell>
          <table:table-cell office:value-type="float" office:value="90200" calcext:value-type="float">
            <text:p>90200</text:p>
          </table:table-cell>
        </table:table-row>
        <table:table-row table:style-name="ro1">
          <table:table-cell table:style-name="ce6" office:value-type="string" calcext:value-type="string">
            <text:p>59.</text:p>
          </table:table-cell>
          <table:table-cell table:style-name="ce3" office:value-type="string" calcext:value-type="string">
            <text:p>Непроизводственные виды бытового обслуживания населения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table:style-name="ce6" office:value-type="string" calcext:value-type="string">
            <text:p>60.</text:p>
          </table:table-cell>
          <table:table-cell office:value-type="string" calcext:value-type="string">
            <text:p>Здравоохранение, физическая культура и социальное обеспечение</text:p>
          </table:table-cell>
          <table:table-cell office:value-type="float" office:value="91000" calcext:value-type="float">
            <text:p>91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го:</text:p>
          </table:table-cell>
          <table:table-cell table:style-name="ce2"/>
        </table:table-row>
        <table:table-row table:style-name="ro1">
          <table:table-cell office:value-type="string" calcext:value-type="string">
            <text:p>61.</text:p>
          </table:table-cell>
          <table:table-cell table:style-name="ce3" office:value-type="string" calcext:value-type="string">
            <text:p>Туризм</text:p>
          </table:table-cell>
          <table:table-cell office:value-type="float" office:value="91620" calcext:value-type="float">
            <text:p>91620</text:p>
          </table:table-cell>
        </table:table-row>
        <table:table-row table:style-name="ro1">
          <table:table-cell table:style-name="ce6" office:value-type="string" calcext:value-type="string">
            <text:p>62.</text:p>
          </table:table-cell>
          <table:table-cell office:value-type="string" calcext:value-type="string">
            <text:p>Народное образование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Культура и искусство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1">
          <table:table-cell office:value-type="string" calcext:value-type="string">
            <text:p>64.</text:p>
          </table:table-cell>
          <table:table-cell office:value-type="string" calcext:value-type="string">
            <text:p>Наука и научное обслуживание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65.</text:p>
          </table:table-cell>
          <table:table-cell office:value-type="string" calcext:value-type="string">
            <text:p>Финансы, кредит, страхование, пенсионное обеспечение</text:p>
          </table:table-cell>
          <table:table-cell office:value-type="float" office:value="96000" calcext:value-type="float">
            <text:p>96000</text:p>
          </table:table-cell>
        </table:table-row>
        <table:table-row table:style-name="ro1">
          <table:table-cell table:style-name="ce6" office:value-type="string" calcext:value-type="string">
            <text:p>66.</text:p>
          </table:table-cell>
          <table:table-cell office:value-type="string" calcext:value-type="string">
            <text:p>Управление</text:p>
          </table:table-cell>
          <table:table-cell office:value-type="float" office:value="97000" calcext:value-type="float">
            <text:p>97000</text:p>
          </table:table-cell>
        </table:table-row>
        <table:table-row table:style-name="ro1">
          <table:table-cell table:style-name="ce7"/>
          <table:table-cell office:value-type="string" calcext:value-type="string">
            <text:p>из него:</text:p>
          </table:table-cell>
          <table:table-cell table:style-name="ce2"/>
        </table:table-row>
        <table:table-row table:style-name="ro1">
          <table:table-cell table:style-name="ce6" office:value-type="string" calcext:value-type="string">
            <text:p>67.</text:p>
          </table:table-cell>
          <table:table-cell table:style-name="ce3" office:value-type="string" calcext:value-type="string">
            <text:p>Государственное управление и местное самоуправление</text:p>
          </table:table-cell>
          <table:table-cell office:value-type="float" office:value="97005" calcext:value-type="float">
            <text:p>97005</text:p>
          </table:table-cell>
        </table:table-row>
        <table:table-row table:style-name="ro1">
          <table:table-cell office:value-type="string" calcext:value-type="string">
            <text:p>68.</text:p>
          </table:table-cell>
          <table:table-cell office:value-type="string" calcext:value-type="string">
            <text:p>Общественные объединения</text:p>
          </table:table-cell>
          <table:table-cell office:value-type="float" office:value="98000" calcext:value-type="float">
            <text:p>98000</text:p>
          </table:table-cell>
        </table:table-row>
      </table:table>
      <table:table table:name="Лист6" table:style-name="ta1">
        <table:table-column table:style-name="co9" table:default-cell-style-name="ce8"/>
        <table:table-column table:style-name="co10" table:default-cell-style-name="ce8"/>
        <table:table-column table:style-name="co11" table:default-cell-style-name="ce10"/>
        <table:table-column table:style-name="co4" table:default-cell-style-name="ce9"/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Промышленность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Сельское хозяйство</text:p>
          </table:table-cell>
          <table:table-cell office:value-type="string" calcext:value-type="string">
            <text:p>21100,21200, 21300,21400, 21500,29000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Лесное хозяйство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Строительство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Прочие виды деятельности сферы материального производства</text:p>
          </table:table-cell>
          <table:table-cell office:value-type="float" office:value="87000" calcext:value-type="float">
            <text:p>87000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Обслуживание сельского хозяйства</text:p>
          </table:table-cell>
          <table:table-cell office:value-type="float" office:value="22000" calcext:value-type="float">
            <text:p>22000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Транспорт</text:p>
          </table:table-cell>
          <table:table-cell office:value-type="float" office:value="51000" calcext:value-type="float">
            <text:p>51000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Связь</text:p>
          </table:table-cell>
          <table:table-cell office:value-type="float" office:value="52000" calcext:value-type="float">
            <text:p>52000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Торговля и общественное питание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Материально-техническое снабжение и сбыт</text:p>
          </table:table-cell>
          <table:table-cell office:value-type="float" office:value="80000" calcext:value-type="float">
            <text:p>80000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Заготовки</text:p>
          </table:table-cell>
          <table:table-cell office:value-type="float" office:value="81000" calcext:value-type="float">
            <text:p>81000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Информационно-вычислительное обслуживание</text:p>
          </table:table-cell>
          <table:table-cell office:value-type="float" office:value="82000" calcext:value-type="float">
            <text:p>82000</text:p>
          </table:table-cell>
          <table:table-cell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Операции с недвижимым имуществом</text:p>
          </table:table-cell>
          <table:table-cell office:value-type="float" office:value="83000" calcext:value-type="float">
            <text:p>83000</text:p>
          </table:table-cell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Общая коммерческая деятельность по обеспечению функционирования рынка</text:p>
          </table:table-cell>
          <table:table-cell office:value-type="float" office:value="84000" calcext:value-type="float">
            <text:p>84000</text:p>
          </table:table-cell>
          <table:table-cell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Геология и разведка недр, геодезическая и гидрометеорологическая службы</text:p>
          </table:table-cell>
          <table:table-cell office:value-type="float" office:value="85000" calcext:value-type="float">
            <text:p>85000</text:p>
          </table:table-cell>
          <table:table-cell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Жилищное хозяйство</text:p>
          </table:table-cell>
          <table:table-cell office:value-type="float" office:value="90100" calcext:value-type="float">
            <text:p>90100</text:p>
          </table:table-cell>
          <table:table-cell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Коммунальное хозяйство</text:p>
          </table:table-cell>
          <table:table-cell office:value-type="float" office:value="90200" calcext:value-type="float">
            <text:p>90200</text:p>
          </table:table-cell>
          <table:table-cell/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string" calcext:value-type="string">
            <text:p>Непроизводственные виды бытового обслуживания населения</text:p>
          </table:table-cell>
          <table:table-cell office:value-type="float" office:value="90300" calcext:value-type="float">
            <text:p>90300</text:p>
          </table:table-cell>
          <table:table-cell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string" calcext:value-type="string">
            <text:p>Здравоохранение, физическая культура и социальное обеспечение</text:p>
          </table:table-cell>
          <table:table-cell office:value-type="float" office:value="91000" calcext:value-type="float">
            <text:p>91000</text:p>
          </table:table-cell>
          <table:table-cell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Народное образование</text:p>
          </table:table-cell>
          <table:table-cell office:value-type="float" office:value="92000" calcext:value-type="float">
            <text:p>92000</text:p>
          </table:table-cell>
          <table:table-cell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Культура и искусство</text:p>
          </table:table-cell>
          <table:table-cell office:value-type="float" office:value="93000" calcext:value-type="float">
            <text:p>93000</text:p>
          </table:table-cell>
          <table:table-cell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Наука и научное обслуживание</text:p>
          </table:table-cell>
          <table:table-cell office:value-type="float" office:value="95000" calcext:value-type="float">
            <text:p>95000</text:p>
          </table:table-cell>
          <table:table-cell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Финансы, кредит, страхование, пенсионное обеспечение</text:p>
          </table:table-cell>
          <table:table-cell office:value-type="float" office:value="96000" calcext:value-type="float">
            <text:p>96000</text:p>
          </table:table-cell>
          <table:table-cell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Управление</text:p>
          </table:table-cell>
          <table:table-cell office:value-type="float" office:value="97000" calcext:value-type="float">
            <text:p>97000</text:p>
          </table:table-cell>
          <table:table-cell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Общественные объединения</text:p>
          </table:table-cell>
          <table:table-cell office:value-type="float" office:value="98000" calcext:value-type="float">
            <text:p>98000</text:p>
          </table:table-cell>
          <table:table-cell/>
        </table:table-row>
        <table:table-row table:style-name="ro5">
          <table:table-cell table:style-name="ce9" table:number-columns-repeated="3"/>
          <table:table-cell/>
        </table:table-row>
      </table:table>
      <table:table table:name="Административное деление" table:style-name="ta1">
        <table:table-column table:style-name="co12" table:default-cell-style-name="ce5"/>
        <table:table-column table:style-name="co13" table:default-cell-style-name="ce13"/>
        <table:table-column table:style-name="co14" table:default-cell-style-name="ce5"/>
        <table:table-row table:style-name="ro1">
          <table:table-cell table:style-name="ce11" office:value-type="string" calcext:value-type="string">
            <text:p>Название</text:p>
          </table:table-cell>
          <table:table-cell table:style-name="ce11" office:value-type="string" calcext:value-type="string">
            <text:p>Население</text:p>
          </table:table-cell>
          <table:table-cell table:style-name="ce11" office:value-type="string" calcext:value-type="string">
            <text:p>Центр</text:p>
          </table:table-cell>
        </table:table-row>
        <table:table-row table:style-name="ro1">
          <table:table-cell table:style-name="ce12" office:value-type="string" calcext:value-type="string" table:number-columns-spanned="3" table:number-rows-spanned="1">
            <text:p>Города республиканского значения (городские округа)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Черкесск (<text:a xlink:href="https://ru.wikipedia.org/wiki/Черкесский_городской_округ" xlink:type="simple">Черкесский городской округ</text:a>)</text:p>
          </table:table-cell>
          <table:table-cell office:value-type="string" calcext:value-type="string">
            <text:p>↗122 804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город <text:a xlink:href="https://ru.wikipedia.org/wiki/Черкесск" xlink:type="simple">Черкесск</text:a></text:p>
          </table:table-cell>
        </table:table-row>
        <table:table-row table:style-name="ro4">
          <table:table-cell office:value-type="string" calcext:value-type="string">
            <text:p>Карачаевск (<text:a xlink:href="https://ru.wikipedia.org/wiki/Карачаевский_городской_округ" xlink:type="simple">Карачаевский городской округ</text:a>)</text:p>
          </table:table-cell>
          <table:table-cell office:value-type="string" calcext:value-type="string">
            <text:p>↘38 490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город <text:a xlink:href="https://ru.wikipedia.org/wiki/Карачаевск" xlink:type="simple">Карачаевск</text:a></text:p>
          </table:table-cell>
        </table:table-row>
        <table:table-row table:style-name="ro1">
          <table:table-cell table:style-name="ce12" office:value-type="string" calcext:value-type="string" table:number-columns-spanned="3" table:number-rows-spanned="1">
            <text:p>Районы (муниципальные районы)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<text:a xlink:href="https://ru.wikipedia.org/wiki/Абазинский_район" xlink:type="simple">Абазинский район</text:a></text:p>
          </table:table-cell>
          <table:table-cell office:value-type="string" calcext:value-type="string">
            <text:p>↗17 643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аул <text:a xlink:href="https://ru.wikipedia.org/wiki/Инжич-Чукун" xlink:type="simple">Инжич-Чукун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Адыге-Хабльский_район" xlink:type="simple">Адыге-Хабльский район</text:a></text:p>
          </table:table-cell>
          <table:table-cell office:value-type="string" calcext:value-type="string">
            <text:p>↘15 652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аул <text:a xlink:href="https://ru.wikipedia.org/wiki/Адыге-Хабль" xlink:type="simple">Адыге-Хабль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Зеленчукский_район" xlink:type="simple">Зеленчукский район</text:a></text:p>
          </table:table-cell>
          <table:table-cell office:value-type="string" calcext:value-type="string">
            <text:p>↘48 117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станица <text:a xlink:href="https://ru.wikipedia.org/wiki/Зеленчукская" xlink:type="simple">Зеленчукская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Карачаевский_район" xlink:type="simple">Карачаевский район</text:a></text:p>
          </table:table-cell>
          <table:table-cell office:value-type="string" calcext:value-type="string">
            <text:p>↘31 697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город <text:a xlink:href="https://ru.wikipedia.org/wiki/Карачаевск" xlink:type="simple">Карачаевск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Малокарачаевский_район" xlink:type="simple">Малокарачаевский район</text:a></text:p>
          </table:table-cell>
          <table:table-cell office:value-type="string" calcext:value-type="string">
            <text:p>↘43 520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село <text:a xlink:href="https://ru.wikipedia.org/wiki/Учкекен" xlink:type="simple">Учкекен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Ногайский_район_(Карачаево-Черкесия)" xlink:type="simple">Ногайский район</text:a></text:p>
          </table:table-cell>
          <table:table-cell office:value-type="string" calcext:value-type="string">
            <text:p>↘15 515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посёлок <text:a xlink:href="https://ru.wikipedia.org/wiki/Эркен-Шахар" xlink:type="simple">Эркен-Шахар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Прикубанский_район" xlink:type="simple">Прикубанский район</text:a></text:p>
          </table:table-cell>
          <table:table-cell office:value-type="string" calcext:value-type="string">
            <text:p>↘28 752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посёлок <text:a xlink:href="https://ru.wikipedia.org/wiki/Кавказский_(Карачаево-Черкесия)" xlink:type="simple">Кавказский</text:a></text:p>
          </table:table-cell>
        </table:table-row>
        <table:table-row table:style-name="ro1">
          <table:table-cell office:value-type="string" calcext:value-type="string">
            <text:p><text:a xlink:href="https://ru.wikipedia.org/wiki/Урупский_район" xlink:type="simple">Урупский район</text:a></text:p>
          </table:table-cell>
          <table:table-cell office:value-type="string" calcext:value-type="string">
            <text:p>↘22 565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станица <text:a xlink:href="https://ru.wikipedia.org/wiki/Преградная_(станица)" xlink:type="simple">Преградная</text:a></text:p>
          </table:table-cell>
        </table:table-row>
        <table:table-row table:style-name="ro1">
          <table:table-cell office:value-type="string" calcext:value-type="string">
            <text:p><text:a xlink:href="https://ru.wikipedia.org/wiki/Усть-Джегутинский_район" xlink:type="simple">Усть-Джегутинский район</text:a></text:p>
          </table:table-cell>
          <table:table-cell office:value-type="string" calcext:value-type="string">
            <text:p>↘49 993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город <text:a xlink:href="https://ru.wikipedia.org/wiki/Усть-Джегута" xlink:type="simple">Усть-Джегута</text:a></text:p>
          </table:table-cell>
        </table:table-row>
        <table:table-row table:style-name="ro1">
          <table:table-cell office:value-type="string" calcext:value-type="string">
            <text:p><text:a xlink:href="https://ru.wikipedia.org/wiki/Хабезский_район" xlink:type="simple">Хабезский район</text:a></text:p>
          </table:table-cell>
          <table:table-cell office:value-type="string" calcext:value-type="string">
            <text:p>↘30 815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аул <text:a xlink:href="https://ru.wikipedia.org/wiki/Хабез" xlink:type="simple">Хабез</text:a></text:p>
          </table:table-cell>
        </table:table-row>
      </table:table>
      <table:named-expressions>
        <table:named-range table:name="02de1" table:base-cell-address="$Лист1.$B$73" table:cell-range-address="$Лист1.$B$73"/>
        <table:named-range table:name="36335" table:base-cell-address="$Лист1.$B$59" table:cell-range-address="$Лист1.$B$59"/>
        <table:named-range table:name="3691b" table:base-cell-address="$Лист1.$B$13" table:cell-range-address="$Лист1.$B$13"/>
        <table:named-range table:name="3fa2e" table:base-cell-address="$Лист1.$B$72" table:cell-range-address="$Лист1.$B$72"/>
        <table:named-range table:name="42350" table:base-cell-address="$Лист1.$C$40" table:cell-range-address="$Лист1.$C$40"/>
        <table:named-range table:name="5a83f" table:base-cell-address="$Лист1.$C$22" table:cell-range-address="$Лист1.$C$22"/>
        <table:named-range table:name="645ee" table:base-cell-address="$Лист1.$B$47" table:cell-range-address="$Лист1.$B$47"/>
        <table:named-range table:name="86f0c" table:base-cell-address="$Лист1.$A$41" table:cell-range-address="$Лист1.$A$41"/>
        <table:named-range table:name="92552" table:base-cell-address="$Лист1.$A$21" table:cell-range-address="$Лист1.$A$21"/>
        <table:named-range table:name="9c57f" table:base-cell-address="$Лист1.$B$60" table:cell-range-address="$Лист1.$B$60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4T09:12:27.264000000</meta:creation-date>
    <dc:date>2019-09-24T09:57:01.524000000</dc:date>
    <meta:editing-duration>PT3M22S</meta:editing-duration>
    <meta:editing-cycles>1</meta:editing-cycles>
    <meta:document-statistic meta:table-count="7" meta:cell-count="782" meta:object-count="0"/>
    <meta:generator>LibreOffice/6.3.1.2$Windows_x86 LibreOffice_project/b79626edf0065ac373bd1df5c28bd630b4424273</meta:generator>
  </office:meta>
</office:document-meta>
</file>